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RK 10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AND THE SUBJECT OF DIVORCE (10:1-1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AND THE SUBJECT OF DIVORCE (10:1-1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insincere group (10:1-9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insincere group (10:1-9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at Moses said (10:1-4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y Moses said it (10:5-9): Jesus telIs the Pharisees that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Why Moses said it (10:5-9): Jesus telIs the Pharisees that: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Divorce was only God's permissive plan (10:5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Divorce is not God's perfect plan (10:6-9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insincere group (10:1-9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What Moses said (10:1-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hy Moses said it (10:5-9): Jesus telIs the Pharisees that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JESUS AND THE SUBJECT OF DIVORCE (10:1-12)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insincere group (10:1-9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sincere group (10:10-1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2-tx-Title-and-Text" presentation:presentation-page-layout-name="Master1-PPL12" draw:id="Slide-262">
        <draw:frame draw:id="id102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sincere group (10:10-12):<text:s text:c="1"/></text:span><text:span text:style-name="a564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o divorce one's wife and marry another is to commit adultery (10:10-11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o divorce one's husband and marry another is to commit adultery (10:12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JESUS AND THE SUBJECT OF DIVORCE (10:1-12)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insincere group (10:1-9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incere group (10:10-12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MARK 10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JESUS AND THE SUBJECT OF DIVORCE (10:1-1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JESUS AND SOME LITTLE CHILDREN (10:13-16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JESUS AND SOME LITTLE CHILDREN (10:13-16):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He rebukes his disciples for attempting to prevent some children from seeing him (10:1314)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He receives the children and blesses them (10:15-16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MARK 10</text:span><text:span text:style-name="a624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JESUS AND THE SUBJECT OF DIVORCE (10:1-1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JESUS AND SOME LITTLE CHILDREN (10:13-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JESUS AND THE RICH YOUNG RULER (10:17-22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-title-Title-Slide" presentation:presentation-page-layout-name="Master1-PPL1" draw:id="Slide-267">
        <draw:frame draw:id="id112" presentation:style-name="a644" draw:name="Title 1" svg:x="1.38in" svg:y="0.83in" svg:width="10.3in" svg:height="4.42in" presentation:class="title" presentation:placeholder="false">
          <draw:text-box>
            <text:p text:style-name="a643" text:class-names="" text:cond-style-name=""><text:span text:style-name="a641" text:class-names="">JESUS AND THE RICH YOUNG RULER (10:17-22)<text:s text:c="1"/></text:span><text:span text:style-name="a642" text:class-names=""/></text:p>
          </draw:text-box>
          <svg:title/>
          <svg:desc/>
        </draw:frame>
        <draw:frame draw:id="id113" presentation:style-name="a649" draw:name="Subtitle 2" svg:x="1.38in" svg:y="5.25in" svg:width="10.3in" svg:height="1.85in" presentation:class="subtitle" presentation:placeholder="false">
          <draw:text-box>
            <text:p text:style-name="a646" text:class-names="" text:cond-style-name=""><text:span text:style-name="a645" text:class-names=""><text:s text:c="1"/>The seeking ruler (10:17-21)<text:s text:c="1"/></text:span></text:p>
            <text:p text:style-name="a648" text:class-names="" text:cond-style-name=""><text:span text:style-name="a647" text:class-names=""/></text:p>
          </draw:text-box>
          <svg:title/>
          <svg:desc/>
        </draw:frame>
      </draw:page>
      <draw:page draw:name="Slide13" draw:style-name="a650" draw:master-page-name="Master1-Layout12-tx-Title-and-Text" presentation:presentation-page-layout-name="Master1-PPL12" draw:id="Slide-268">
        <draw:frame draw:id="id114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seeking ruler (10:17-21)<text:s text:c="1"/></text:span><text:span text:style-name="a652" text:class-names=""/></text:p>
          </draw:text-box>
          <svg:title/>
          <svg:desc/>
        </draw:frame>
        <draw:frame draw:id="id115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What he longs for (10:17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What he lacks (10:18-21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4" draw:style-name="a665" draw:master-page-name="Master1-Layout12-tx-Title-and-Text" presentation:presentation-page-layout-name="Master1-PPL12" draw:id="Slide-269">
        <draw:frame draw:id="id116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What he lacks (10:18-21)<text:s text:c="1"/></text:span><text:span text:style-name="a667" text:class-names=""/></text:p>
          </draw:text-box>
          <svg:title/>
          <svg:desc/>
        </draw:frame>
        <draw:frame draw:id="id117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He says he has observed all God's precepts (10:18-20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Jesus says he must abandon all his possessions (10:21)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5" draw:style-name="a680" draw:master-page-name="Master1-Layout12-tx-Title-and-Text" presentation:presentation-page-layout-name="Master1-PPL12" draw:id="Slide-270">
        <draw:frame draw:id="id118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The seeking ruler (10:17-21)<text:s text:c="1"/></text:span><text:span text:style-name="a682" text:class-names=""/></text:p>
          </draw:text-box>
          <svg:title/>
          <svg:desc/>
        </draw:frame>
        <draw:frame draw:id="id119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What he longs for (10:17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What he lacks (10:18-21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6" draw:style-name="a695" draw:master-page-name="Master1-Layout12-tx-Title-and-Text" presentation:presentation-page-layout-name="Master1-PPL12" draw:id="Slide-271">
        <draw:frame draw:id="id120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JESUS AND THE RICH YOUNG RULER (10:17-22)<text:s text:c="1"/></text:span><text:span text:style-name="a697" text:class-names=""/></text:p>
          </draw:text-box>
          <svg:title/>
          <svg:desc/>
        </draw:frame>
        <draw:frame draw:id="id121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seeking ruler (10:17-2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sorrowing ruler (10:22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7" draw:style-name="a710" draw:master-page-name="Master1-Layout12-tx-Title-and-Text" presentation:presentation-page-layout-name="Master1-PPL12" draw:id="Slide-272">
        <draw:frame draw:id="id122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MARK 10</text:span><text:span text:style-name="a712" text:class-names=""/></text:p>
          </draw:text-box>
          <svg:title/>
          <svg:desc/>
        </draw:frame>
        <draw:frame draw:id="id123" presentation:style-name="a730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JESUS AND THE SUBJECT OF DIVORCE (10:1-12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JESUS AND SOME LITTLE CHILDREN (10:13-16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JESUS AND THE RICH YOUNG RULER (10:17-22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JESUS AND THE DISCIPLES (10:23-3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8" draw:style-name="a731" draw:master-page-name="Master1-Layout12-tx-Title-and-Text" presentation:presentation-page-layout-name="Master1-PPL12" draw:id="Slide-273">
        <draw:frame draw:id="id124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JESUS AND THE DISCIPLES (10:23-31):<text:s text:c="1"/></text:span><text:span text:style-name="a733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The allegory (10:23-25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amazement (10:26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assurance (10:27-31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2-tx-Title-and-Text" presentation:presentation-page-layout-name="Master1-PPL12" draw:id="Slide-274">
        <draw:frame draw:id="id126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assurance (10:27-31)<text:s text:c="1"/></text:span><text:span text:style-name="a751" text:class-names=""/></text:p>
          </draw:text-box>
          <svg:title/>
          <svg:desc/>
        </draw:frame>
        <draw:frame draw:id="id127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He assures them in regard to redemption (10:2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He assures them in regard to rewards (10:28-31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0" draw:style-name="a764" draw:master-page-name="Master1-Layout12-tx-Title-and-Text" presentation:presentation-page-layout-name="Master1-PPL12" draw:id="Slide-275">
        <draw:frame draw:id="id128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JESUS AND THE DISCIPLES (10:23-31):<text:s text:c="1"/></text:span><text:span text:style-name="a766" text:class-names=""/></text:p>
          </draw:text-box>
          <svg:title/>
          <svg:desc/>
        </draw:frame>
        <draw:frame draw:id="id129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allegory (10:23-25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amazement (10:26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assurance (10:27-31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1" draw:style-name="a782" draw:master-page-name="Master1-Layout12-tx-Title-and-Text" presentation:presentation-page-layout-name="Master1-PPL12" draw:id="Slide-276">
        <draw:frame draw:id="id130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MARK 10</text:span><text:span text:style-name="a784" text:class-names=""/></text:p>
          </draw:text-box>
          <svg:title/>
          <svg:desc/>
        </draw:frame>
        <draw:frame draw:id="id131" presentation:style-name="a808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JESUS AND THE SUBJECT OF DIVORCE (10:1-12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JESUS AND SOME LITTLE CHILDREN (10:13-1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JESUS AND THE RICH YOUNG RULER (10:17-22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JESUS AND THE DISCIPLES (10:23-31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JESUS AND THE CROSS (10:32-34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JESUS AND TWO BROTHERS (10:35-45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2" draw:style-name="a809" draw:master-page-name="Master1-Layout12-tx-Title-and-Text" presentation:presentation-page-layout-name="Master1-PPL12" draw:id="Slide-277">
        <draw:frame draw:id="id132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JESUS AND TWO BROTHERS (10:35-45):<text:s text:c="1"/></text:span><text:span text:style-name="a811" text:class-names=""/></text:p>
          </draw:text-box>
          <svg:title/>
          <svg:desc/>
        </draw:frame>
        <draw:frame draw:id="id133" presentation:style-name="a832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The request (10:35-37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The refusal (10:38-39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restriction (10:40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resentment (10:41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 review (10:42-45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3" draw:style-name="a833" draw:master-page-name="Master1-Layout13-twoColTx-Title-and-2-Column-Text" presentation:presentation-page-layout-name="Master1-PPL13" draw:id="Slide-278">
        <draw:frame draw:id="id134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MARK 10</text:span><text:span text:style-name="a835" text:class-names=""/></text:p>
          </draw:text-box>
          <svg:title/>
          <svg:desc/>
        </draw:frame>
        <draw:frame draw:id="id135" presentation:style-name="a850" draw:name="Text Placeholder 2" svg:x="1.38021in" svg:y="2in" svg:width="4.61632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JESUS AND THE SUBJECT OF DIVORCE (10:1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JESUS AND SOME LITTLE CHILDREN (10:13-16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JESUS AND THE RICH YOUNG RULER (10:17-22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  <draw:frame draw:id="id136" presentation:style-name="a866" draw:name="Text Placeholder 3" svg:x="6.16319in" svg:y="2in" svg:width="4.61632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JESUS AND THE DISCIPLES (10:23-3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JESUS AND THE CROSS (10:32-34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JESUS AND TWO BROTHERS (10:35-45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JESUS AND THE BLIND MAN (10:46-5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24" draw:style-name="a867" draw:master-page-name="Master1-Layout1-title-Title-Slide" presentation:presentation-page-layout-name="Master1-PPL1" draw:id="Slide-279">
        <draw:frame draw:id="id137" presentation:style-name="a871" draw:name="Title 1" svg:x="1.38in" svg:y="0.83in" svg:width="10.3in" svg:height="4.42in" presentation:class="title" presentation:placeholder="false">
          <draw:text-box>
            <text:p text:style-name="a870" text:class-names="" text:cond-style-name=""><text:span text:style-name="a868" text:class-names="">JESUS AND THE BLIND MAN (10:46-52)<text:s text:c="1"/></text:span><text:span text:style-name="a869" text:class-names=""/></text:p>
          </draw:text-box>
          <svg:title/>
          <svg:desc/>
        </draw:frame>
        <draw:frame draw:id="id138" presentation:style-name="a876" draw:name="Subtitle 2" svg:x="1.38in" svg:y="5.25in" svg:width="10.3in" svg:height="1.85in" presentation:class="subtitle" presentation:placeholder="false">
          <draw:text-box>
            <text:p text:style-name="a873" text:class-names="" text:cond-style-name=""><text:span text:style-name="a872" text:class-names=""><text:s text:c="1"/>The request by the blind man (10:46-47)<text:s text:c="1"/></text:span></text:p>
            <text:p text:style-name="a875" text:class-names="" text:cond-style-name=""><text:span text:style-name="a874" text:class-names=""/></text:p>
          </draw:text-box>
          <svg:title/>
          <svg:desc/>
        </draw:frame>
      </draw:page>
      <draw:page draw:name="Slide25" draw:style-name="a877" draw:master-page-name="Master1-Layout12-tx-Title-and-Text" presentation:presentation-page-layout-name="Master1-PPL12" draw:id="Slide-280">
        <draw:frame draw:id="id139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request by the blind man (10:46-47)<text:s text:c="1"/></text:span><text:span text:style-name="a879" text:class-names=""/></text:p>
          </draw:text-box>
          <svg:title/>
          <svg:desc/>
        </draw:frame>
        <draw:frame draw:id="id140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Who he is (10:4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What he wants (10:47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26" draw:style-name="a892" draw:master-page-name="Master1-Layout12-tx-Title-and-Text" presentation:presentation-page-layout-name="Master1-PPL12" draw:id="Slide-281">
        <draw:frame draw:id="id141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JESUS AND THE BLIND MAN (10:46-52)<text:s text:c="1"/></text:span><text:span text:style-name="a894" text:class-names=""/></text:p>
          </draw:text-box>
          <svg:title/>
          <svg:desc/>
        </draw:frame>
        <draw:frame draw:id="id142" presentation:style-name="a906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request by the blind man (10:46-47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response by the crowd (10:48-50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27" draw:style-name="a907" draw:master-page-name="Master1-Layout12-tx-Title-and-Text" presentation:presentation-page-layout-name="Master1-PPL12" draw:id="Slide-282">
        <draw:frame draw:id="id143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<text:s text:c="1"/>The response by the crowd (10:48-50)<text:s text:c="1"/></text:span><text:span text:style-name="a909" text:class-names=""/></text:p>
          </draw:text-box>
          <svg:title/>
          <svg:desc/>
        </draw:frame>
        <draw:frame draw:id="id144" presentation:style-name="a921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First they rebuke hire (10:48):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n they reassure him (10:49-50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8" draw:style-name="a922" draw:master-page-name="Master1-Layout12-tx-Title-and-Text" presentation:presentation-page-layout-name="Master1-PPL12" draw:id="Slide-283">
        <draw:frame draw:id="id145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ESUS AND THE BLIND MAN (10:46-52)<text:s text:c="1"/></text:span><text:span text:style-name="a924" text:class-names=""/></text:p>
          </draw:text-box>
          <svg:title/>
          <svg:desc/>
        </draw:frame>
        <draw:frame draw:id="id146" presentation:style-name="a939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request by the blind man (10:46-47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esponse by the crowd (10:48-50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storation by the Savior (10:51-52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9" draw:style-name="a940" draw:master-page-name="Master1-Layout13-twoColTx-Title-and-2-Column-Text" presentation:presentation-page-layout-name="Master1-PPL13" draw:id="Slide-284">
        <draw:frame draw:id="id147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MARK 10</text:span><text:span text:style-name="a942" text:class-names=""/></text:p>
          </draw:text-box>
          <svg:title/>
          <svg:desc/>
        </draw:frame>
        <draw:frame draw:id="id148" presentation:style-name="a957" draw:name="Text Placeholder 2" svg:x="1.38021in" svg:y="2in" svg:width="4.61632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JESUS AND THE SUBJECT OF DIVORCE (10:1-12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JESUS AND SOME LITTLE CHILDREN (10:13-16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JESUS AND THE RICH YOUNG RULER (10:17-22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  <draw:frame draw:id="id149" presentation:style-name="a973" draw:name="Text Placeholder 3" svg:x="6.16319in" svg:y="2in" svg:width="4.61632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JESUS AND THE DISCIPLES (10:23-31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JESUS AND THE CROSS (10:32-34)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JESUS AND TWO BROTHERS (10:35-45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JESUS AND THE BLIND MAN (10:46-52)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0</dc:title>
    <meta:initial-creator>David STRICKLAND</meta:initial-creator>
    <dc:creator>David STRICKLAND</dc:creator>
    <meta:creation-date>2020-02-23T23:16:12Z</meta:creation-date>
    <dc:date>2020-02-23T23:16:12Z</dc:date>
    <meta:template xlink:href="BibleStudy" xlink:type="simple"/>
    <meta:editing-cycles>1</meta:editing-cycles>
    <meta:editing-duration>PT0S</meta:editing-duration>
    <meta:document-statistic meta:paragraph-count="106" meta:word-count="840"/>
  </office:meta>
</office:document-meta>
</file>